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245"/>
    </style:style>
    <style:style style:name="P2" style:family="paragraph" style:parent-style-name="Standard">
      <style:text-properties officeooo:rsid="0016d245" officeooo:paragraph-rsid="0016d245"/>
    </style:style>
    <style:style style:name="P3" style:family="paragraph" style:parent-style-name="Standard">
      <style:text-properties officeooo:rsid="00187242" officeooo:paragraph-rsid="00187242"/>
    </style:style>
    <style:style style:name="P4" style:family="paragraph" style:parent-style-name="Standard">
      <style:text-properties officeooo:rsid="0019be43" officeooo:paragraph-rsid="00187242"/>
    </style:style>
    <style:style style:name="P5" style:family="paragraph" style:parent-style-name="Standard">
      <style:text-properties officeooo:rsid="0019be43" officeooo:paragraph-rsid="0019be43"/>
    </style:style>
    <style:style style:name="T1" style:family="text">
      <style:text-properties officeooo:rsid="0016d245"/>
    </style:style>
    <style:style style:name="T2" style:family="text">
      <style:text-properties officeooo:rsid="0019be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ASSIG 5 id 200240320135</text:span></text:p>
      <text:p text:style-name="P1"><text:span text:style-name="T1">1]</text:span></text:p>
      <text:p text:style-name="P1"><text:tab/>SELECT * FROM ORDERS WHERE AMT &gt; 1000;</text:p>
      <text:p text:style-name="P1"/>
      <text:p text:style-name="P2">2]</text:p>
      <text:p text:style-name="P2"><text:tab/>select sname,city from salespeople where city ='London' and comm &gt; 0.10;</text:p>
      <text:p text:style-name="P3">3]</text:p>
      <text:p text:style-name="P3"><text:tab/>select * FROM CUSTOMERS where <text:s/>RATING &gt; 100 OR CITY='Rome' ;</text:p>
      <text:p text:style-name="P3">4]</text:p>
      <text:p text:style-name="P3"><text:tab/>Select * from ORDERS where (amt &lt; 1000 OR NOT (Odate = ‘1990-10-03’ AND cnum &gt; 2003));</text:p>
      <text:p text:style-name="P4"/>
      <text:p text:style-name="P5"/>
      <text:p text:style-name="P3">------+---------+------------+------+------+</text:p>
      <text:p text:style-name="P3">| Onum | Amt <text:s text:c="4"/>| Odate <text:s text:c="5"/>| Cnum | Snum |</text:p>
      <text:p text:style-name="P3">+------+---------+------------+------+------+</text:p>
      <text:p text:style-name="P3">| 3001 | <text:s text:c="2"/>18.69 | 1990-10-03 | 2008 | 1007 |</text:p>
      <text:p text:style-name="P3">| 3003 | <text:s/>767.19 | 1990-10-03 | 2001 | 1001 |</text:p>
      <text:p text:style-name="P3">| 3005 | 5160.45 | 1990-10-03 | 2003 | 1002 |</text:p>
      <text:p text:style-name="P3">| 3009 | 1713.23 | 1990-10-04 | 2002 | 1007 |</text:p>
      <text:p text:style-name="P3">| 3007 | <text:s text:c="2"/>75.75 | 1990-10-04 | 2004 | 1002 |</text:p>
      <text:p text:style-name="P3">| 3008 | 4723.00 | 1990-10-05 | 2006 | 1001 |</text:p>
      <text:p text:style-name="P3">| 3010 | 1309.95 | 1990-10-06 | 2004 | 1002 |</text:p>
      <text:p text:style-name="P3">| 3011 | 9891.88 | 1990-10-06 | 2006 | 1001 |</text:p>
      <text:p text:style-name="P3">+------+---------+------------+------+------+</text:p>
      <text:p text:style-name="P3"/>
      <text:p text:style-name="P5">5]</text:p>
      <text:p text:style-name="P5"/>
      <text:p text:style-name="P3">Select * from O<text:span text:style-name="T2">RDERS </text:span>where NOT ((odate = ‘1990-10-03’ OR snum &gt;1006) AND amt &gt;= 1500);</text:p>
      <text:p text:style-name="P3"/>
      <text:p text:style-name="P3"/>
      <text:p text:style-name="P3">+------+---------+------------+------+------+</text:p>
      <text:p text:style-name="P3">| Onum | Amt <text:s text:c="4"/>| Odate <text:s text:c="5"/>| Cnum | Snum |</text:p>
      <text:p text:style-name="P3">+------+---------+------------+------+------+</text:p>
      <text:p text:style-name="P3">| 3001 | <text:s text:c="2"/>18.69 | 1990-10-03 | 2008 | 1007 |</text:p>
      <text:p text:style-name="P3">| 3003 | <text:s/>767.19 | 1990-10-03 | 2001 | 1001 |</text:p>
      <text:p text:style-name="P3">| 3006 | 1098.16 | 1990-10-03 | 2008 | 1007 |</text:p>
      <text:p text:style-name="P3">| 3007 | <text:s text:c="2"/>75.75 | 1990-10-04 | 2004 | 1002 |</text:p>
      <text:p text:style-name="P3">| 3008 | 4723.00 | 1990-10-05 | 2006 | 1001 |</text:p>
      <text:p text:style-name="P3">| 3010 | 1309.95 | 1990-10-06 | 2004 | 1002 |</text:p>
      <text:p text:style-name="P3">| 3011 | 9891.88 | 1990-10-06 | 2006 | 1001 |</text:p>
      <text:p text:style-name="P3">+------+---------+------------+------+------+</text:p>
      <text:p text:style-name="P3"/>
      <text:p text:style-name="P5">6]</text:p>
      <text:p text:style-name="P5"/>
      <text:p text:style-name="P3">SELECT * FROM salespeople WHERE comm &gt; .12 OR comm &lt;.14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7T22:33:08.812215945</meta:creation-date>
    <dc:date>2020-07-17T23:08:10.248451889</dc:date>
    <meta:editing-duration>PT14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6" meta:word-count="307" meta:character-count="1472" meta:non-whitespace-character-count="1197"/>
  </office:meta>
</office:document-meta>
</file>